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2b79" officeooo:paragraph-rsid="00102b79"/>
    </style:style>
    <style:style style:name="P2" style:family="paragraph" style:parent-style-name="Standard">
      <style:text-properties officeooo:rsid="0011b04e" officeooo:paragraph-rsid="0011b04e"/>
    </style:style>
    <style:style style:name="P3" style:family="paragraph" style:parent-style-name="Standard">
      <style:text-properties officeooo:rsid="00121332" officeooo:paragraph-rsid="00121332"/>
    </style:style>
    <style:style style:name="P4" style:family="paragraph" style:parent-style-name="Standard">
      <style:text-properties officeooo:rsid="00134892" officeooo:paragraph-rsid="00134892"/>
    </style:style>
    <style:style style:name="P5" style:family="paragraph" style:parent-style-name="Standard">
      <style:text-properties officeooo:rsid="00148d54" officeooo:paragraph-rsid="00148d54"/>
    </style:style>
    <style:style style:name="P6" style:family="paragraph" style:parent-style-name="Standard">
      <style:text-properties officeooo:rsid="0014d703" officeooo:paragraph-rsid="0014d703"/>
    </style:style>
    <style:style style:name="P7" style:family="paragraph" style:parent-style-name="Standard">
      <style:text-properties officeooo:rsid="00163e3e" officeooo:paragraph-rsid="00163e3e"/>
    </style:style>
    <style:style style:name="P8" style:family="paragraph" style:parent-style-name="Standard">
      <style:text-properties officeooo:rsid="00170568" officeooo:paragraph-rsid="00170568"/>
    </style:style>
    <style:style style:name="P9" style:family="paragraph" style:parent-style-name="Standard">
      <style:text-properties officeooo:rsid="00194b29" officeooo:paragraph-rsid="00194b29"/>
    </style:style>
    <style:style style:name="P10" style:family="paragraph" style:parent-style-name="Standard">
      <style:text-properties officeooo:rsid="00196f25" officeooo:paragraph-rsid="00196f25"/>
    </style:style>
    <style:style style:name="T1" style:family="text">
      <style:text-properties officeooo:rsid="0011b04e"/>
    </style:style>
    <style:style style:name="T2" style:family="text">
      <style:text-properties officeooo:rsid="00121332"/>
    </style:style>
    <style:style style:name="T3" style:family="text">
      <style:text-properties officeooo:rsid="00163e3e"/>
    </style:style>
    <style:style style:name="T4" style:family="text">
      <style:text-properties officeooo:rsid="0017b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ction 427-424,421<text:span text:style-name="T2">(ajout parapet en 410?)</text:span></text:p>
      <text:p text:style-name="P1">Paix de <text:span text:style-name="T1">Nic</text:span>ias (guerre du peloponese) <text:span text:style-name="T3">---------------&gt; contexte perturbé </text:span></text:p>
      <text:p text:style-name="P4">Plans de Callicratès (pet-être pas maître d'oeuvre)</text:p>
      <text:p text:style-name="P4">marbre</text:p>
      <text:p text:style-name="P4">nombreuse retaurations</text:p>
      <text:p text:style-name="P2">frise parapet = victoire aptère retire sandale</text:p>
      <text:p text:style-name="P4">exterieur péribole à côté Propylées / vue sur toute la ville jusqu'au Pirées</text:p>
      <text:p text:style-name="P4"/>
      <text:p text:style-name="P5">exemple manierisme attique</text:p>
      <text:p text:style-name="P3"/>
      <text:p text:style-name="P3">Introduction :</text:p>
      <text:p text:style-name="P3">amorce _ paix caias(449-fin guerres médiques)+chantier reconstruction acropole+pericles</text:p>
      <text:p text:style-name="P5">présentation édifice / architecte / matériaux / état conservation / location </text:p>
      <text:p text:style-name="P5">présentation documents et plan / parties de l'interpretation</text:p>
      <text:p text:style-name="P5"/>
      <text:p text:style-name="P5">Description :</text:p>
      <text:p text:style-name="P5">revoir notes</text:p>
      <text:p text:style-name="P5"/>
      <text:p text:style-name="P1">Interpretation :</text:p>
      <text:p text:style-name="P6">commanditaire</text:p>
      <text:p text:style-name="P6"><text:tab/>cité Athènes/projet Périclès mort un peu plus tôt</text:p>
      <text:p text:style-name="P6">artiste</text:p>
      <text:p text:style-name="P6"><text:tab/>plans de Callicratèse / Agoracrite de Paros (décor sculpté)</text:p>
      <text:p text:style-name="P6">quoi</text:p>
      <text:p text:style-name="P6"><text:tab/>temple Athéna Niké pour victoire : statue en bois Niké</text:p>
      <text:p text:style-name="P6">où</text:p>
      <text:p text:style-name="P6"><text:tab/>exterieur acropole</text:p>
      <text:p text:style-name="P6">orginial</text:p>
      <text:p text:style-name="P6"><text:tab/>scènes historique / premier temple ionique sur acropole / pas périptère / <text:span text:style-name="T3">parapet sculpté <text:tab/>péribole</text:span></text:p>
      <text:p text:style-name="P7">pourquoi</text:p>
      <text:p text:style-name="P7">quand historique</text:p>
      <text:p text:style-name="P7">quand artistique</text:p>
      <text:p text:style-name="P7"/>
      <text:p text:style-name="P8">scène historique remplace amazonomachie pour combat vs perses = rare dans art grec</text:p>
      <text:p text:style-name="P8">logique ostentatoire pendant conflit contre Sparte <text:span text:style-name="T4">en utilisant symboles ionique des allié de l'ennemi</text:span></text:p>
      <text:p text:style-name="P8"/>
      <text:p text:style-name="P9">symbole de l'évolution du classicisme</text:p>
      <text:p text:style-name="P9">manierisme attique (petit/décoré/style riche)</text:p>
      <text:p text:style-name="P9"/>
      <text:p text:style-name="P9"/>
      <text:p text:style-name="P10">conclu : overture de l'erechte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4S</meta:editing-duration>
    <meta:editing-cycles>7</meta:editing-cycles>
    <meta:generator>LibreOffice/5.3.6.1$Windows_x86 LibreOffice_project/686f202eff87ef707079aeb7f485847613344eb7</meta:generator>
    <dc:date>2017-12-14T17:08:18.304000000</dc:date>
    <meta:document-statistic meta:table-count="0" meta:image-count="0" meta:object-count="0" meta:page-count="1" meta:paragraph-count="33" meta:word-count="178" meta:character-count="1283" meta:non-whitespace-character-count="1131"/>
    <meta:user-defined meta:name="Info 1"/>
    <meta:user-defined meta:name="Info 2"/>
    <meta:user-defined meta:name="Info 3"/>
    <meta:user-defined meta:name="Info 4"/>
  </office:meta>
</office:document-meta>
</file>